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justify"/>
    </style:style>
    <style:style style:name="T2" style:parent-style-name="Standaardalinea-lettertype" style:family="text">
      <style:text-properties style:font-name="Arial" style:font-name-complex="Arial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2">P4-OUT: forms, server-side form-validation, client-side form-validation, form-persistence, Erasmus flow, signatures, JS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than</meta:initial-creator>
    <dc:creator>Nathan</dc:creator>
    <meta:creation-date>2011-06-14T07:59:00Z</meta:creation-date>
    <dc:date>2011-06-14T08:00:00Z</dc:date>
    <meta:template xlink:href="Normal.dotm" xlink:type="simple"/>
    <meta:editing-cycles>1</meta:editing-cycles>
    <meta:editing-duration>PT60S</meta:editing-duration>
    <meta:document-statistic meta:page-count="1" meta:paragraph-count="1" meta:word-count="18" meta:character-count="121" meta:row-count="1" meta:non-whitespace-character-count="104"/>
  </office:meta>
</office:document-meta>
</file>